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5pt" style:text-underline-style="solid" style:text-underline-width="auto" style:text-underline-color="font-color" fo:font-weight="bold" officeooo:rsid="0004c4c3" officeooo:paragraph-rsid="0004c4c3" style:font-size-asian="13.1000003814697pt" style:font-weight-asian="bold" style:font-size-complex="15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fo:font-size="15pt" style:text-underline-style="none" fo:font-weight="normal" officeooo:rsid="0004c4c3" officeooo:paragraph-rsid="0004c4c3" style:font-size-asian="13.1000003814697pt" style:font-weight-asian="normal" style:font-size-complex="15pt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4c4c3" officeooo:paragraph-rsid="0004c4c3" style:font-size-asian="13.1000003814697pt" style:font-weight-asian="normal" style:font-size-complex="15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bold" officeooo:rsid="0004c4c3" officeooo:paragraph-rsid="0004c4c3" style:font-size-asian="13.1000003814697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2.2 – Entendendo os comandos Git</text:p>
      <text:p text:style-name="P1"/>
      <text:p text:style-name="P2">Saber usar o Git é fundamental na carreira de devs. </text:p>
      <text:p text:style-name="P3"/>
      <text:p text:style-name="P3">Através do <text:span text:style-name="T1">git clone</text:span> o diretório local recebe uma cópia de qquase todos os dados que o servidor possui. Cada versão de cada arquivo no histórico do projeto é obtida.</text:p>
      <text:p text:style-name="P3"/>
      <text:p text:style-name="P4">Fazer exercício prático das pizzaria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12:33:33.612812067</meta:creation-date>
    <meta:generator>LibreOffice/7.3.5.2$Linux_X86_64 LibreOffice_project/30$Build-2</meta:generator>
    <dc:date>2022-08-21T12:44:44.761751391</dc:date>
    <meta:editing-duration>PT11M11S</meta:editing-duration>
    <meta:editing-cycles>2</meta:editing-cycles>
    <meta:document-statistic meta:table-count="0" meta:image-count="0" meta:object-count="0" meta:page-count="1" meta:paragraph-count="4" meta:word-count="51" meta:character-count="291" meta:non-whitespace-character-count="242"/>
  </office:meta>
</office:document-meta>
</file>